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9mm"/>
    </style:style>
    <style:style style:name="co2" style:family="table-column">
      <style:table-column-properties fo:break-before="auto" style:column-width="92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30.8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Asi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Russian Federatio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ISeurop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As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aucAndTurke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aucAndTurke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ISeurop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aucAndTurke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Israe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Asi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ISeurop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Netherlands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he Czech Republic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erbia and Montenegro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EasternEurop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Asi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entralAsi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aucAndTurkey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the United Kingdom of Great Britain and Northern Ireland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CISeurop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OtherAndEFT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REUregion</text:p>
          </table:table-cell>
          <table:table-cell office:value-type="string" calcext:value-type="string">
            <text:p>REUSouthEasternEurope</text:p>
          </table:table-cell>
        </table:table-row>
      </table:table>
      <table:table table:name="RAP" table:style-name="ta1">
        <table:table-column table:style-name="co3" table:default-cell-style-name="ce1"/>
        <table:table-column table:style-name="co5" table:default-cell-style-name="ce1"/>
        <table:table-column table:style-name="co3" table:number-columns-repeated="3" table:default-cell-style-name="ce1"/>
        <table:table-row table:style-name="ro2">
          <table:table-cell table:style-name="ce2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DevelopedCountries</text:p>
          </table:table-cell>
          <table:table-cell office:value-type="string" calcext:value-type="string">
            <text:p>RAPDevelop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he Cook Islands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Central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DevelopedCountries</text:p>
          </table:table-cell>
          <table:table-cell office:value-type="string" calcext:value-type="string">
            <text:p>RAPDevelope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EastAsia</text:p>
          </table:table-cell>
          <table:table-cell office:value-type="string" calcext:value-type="string">
            <text:p>RAPDeveloping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the Lao People's Democratic Republic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Marshall Islands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EastAsia</text:p>
          </table:table-cell>
          <table:table-cell office:value-type="string" calcext:value-type="string">
            <text:p>RAPDeveloping</text:p>
          </table:table-cell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DevelopedCountries</text:p>
          </table:table-cell>
          <table:table-cell office:value-type="string" calcext:value-type="string">
            <text:p>RAPDevelope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Southwe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e Philippines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he Russian Federatio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Central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Central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SoutheastAsia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PacificIslands</text:p>
          </table:table-cell>
          <table:table-cell office:value-type="string" calcext:value-type="string">
            <text:p>RAPDevelopin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RAPregion</text:p>
          </table:table-cell>
          <table:table-cell office:value-type="string" calcext:value-type="string">
            <text:p>RAPEastAsia</text:p>
          </table:table-cell>
          <table:table-cell office:value-type="string" calcext:value-type="string">
            <text:p>RAPDeveloping</text:p>
          </table:table-cell>
        </table:table-row>
      </table:table>
      <table:table table:name="RNE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he Suda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na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na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na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na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he Suda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5">
          <table:table-cell office:value-type="float" office:value="212" calcext:value-type="float">
            <text:p>212</text:p>
          </table:table-cell>
          <table:table-cell office:value-type="string" calcext:value-type="string">
            <text:p>the Syrian Arab Republic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ome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he United Arab Emirates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NEregion</text:p>
          </table:table-cell>
          <table:table-cell office:value-type="string" calcext:value-type="string">
            <text:p>RNEgccsy</text:p>
          </table:table-cell>
        </table:table-row>
      </table:table>
      <table:table table:name="RAF" table:style-name="ta1">
        <table:table-column table:style-name="co3" table:number-columns-repeated="4" table:default-cell-style-name="ce1"/>
        <table:table-row table:style-name="ro2"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e Comoros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 Gamb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Niger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he Sudan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the United Republic of Tanzan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WestAfric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CentralAfric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SouthernAfric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he Sud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AFNorthAfrica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RAFregion</text:p>
          </table:table-cell>
          <table:table-cell office:value-type="string" calcext:value-type="string">
            <text:p>RAFEastAfr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ainu</meta:initial-creator>
    <meta:creation-date>2015-09-23T17:17:12.225717597</meta:creation-date>
    <dc:date>2015-09-23T17:28:30.180795350</dc:date>
    <dc:creator>Markus Kainu</dc:creator>
    <meta:editing-duration>PT11M18S</meta:editing-duration>
    <meta:editing-cycles>1</meta:editing-cycles>
    <meta:document-statistic meta:table-count="4" meta:cell-count="722" meta:object-count="0"/>
    <meta:generator>LibreOffice/5.0.1.2$Linux_X86_64 LibreOffice_project/00m0$Build-2</meta:generator>
  </office:meta>
</office:document-meta>
</file>